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6pt" style:font-size-asian="6pt" style:font-size-complex="6pt"/>
    </style:style>
    <style:style style:name="P2" style:family="paragraph">
      <loext:graphic-properties draw:fill-color="#ffff6d"/>
      <style:paragraph-properties fo:text-align="center"/>
      <style:text-properties fo:font-size="6pt" style:font-size-asian="6pt" style:font-size-complex="6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size="6pt" style:font-size-asian="6pt" style:font-size-complex="6pt" fo:hyphenate="false" loext:hyphenation-no-caps="false" loext:hyphenation-no-last-word="false"/>
    </style:style>
    <style:style style:name="P5" style:family="paragraph">
      <style:paragraph-properties fo:text-align="center"/>
    </style:style>
    <style:style style:name="P6" style:family="paragraph">
      <loext:graphic-properties draw:fill-color="#729fcf"/>
      <style:paragraph-properties fo:text-align="center"/>
      <style:text-properties fo:font-size="6pt" style:font-size-asian="6pt" style:font-size-complex="6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8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6pt" style:font-size-asian="6pt" style:font-size-complex="6pt" fo:hyphenate="false" loext:hyphenation-no-caps="false" loext:hyphenation-no-last-word="false"/>
    </style:style>
    <style:style style:name="P10" style:family="paragraph">
      <loext:graphic-properties draw:fill="none" draw:fill-color="#ffffff"/>
      <style:text-properties fo:font-size="6pt" style:font-size-asian="6pt" style:font-size-complex="6pt"/>
    </style:style>
    <style:style style:name="P11" style:family="paragraph">
      <loext:graphic-properties draw:fill-color="#ff6d6d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-color="#77bc65"/>
      <style:paragraph-properties fo:text-align="center"/>
      <style:text-properties fo:font-size="6pt" style:font-size-asian="6pt" style:font-size-complex="6pt"/>
    </style:style>
    <style:style style:name="P13" style:family="paragraph">
      <loext:graphic-properties draw:fill-color="#bf819e"/>
      <style:paragraph-properties fo:text-align="center"/>
      <style:text-properties fo:font-size="6pt" style:font-size-asian="6pt" style:font-size-complex="6pt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15" style:family="paragraph">
      <loext:graphic-properties draw:fill-color="#ff972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8pt" style:font-size-asian="8pt" style:font-size-complex="8pt" fo:hyphenate="false" loext:hyphenation-no-caps="false" loext:hyphenation-no-last-word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-color="#bf819e"/>
      <style:paragraph-properties fo:text-align="center"/>
      <style:text-properties fo:font-size="8pt" style:font-size-asian="8pt" style:font-size-complex="8pt"/>
    </style:style>
    <style:style style:name="P19" style:family="paragraph">
      <loext:graphic-properties draw:fill-color="#729fcf"/>
      <style:paragraph-properties fo:text-align="center"/>
      <style:text-properties fo:font-size="8pt" style:font-size-asian="8pt" style:font-size-complex="8pt"/>
    </style:style>
    <style:style style:name="P20" style:family="paragraph">
      <loext:graphic-properties draw:fill-color="#ffff6d"/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-color="#77bc65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-color="#ff6d6d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svg:stroke-color="#e6e905" draw:fill-color="#ffff6d" draw:textarea-horizontal-align="justify" draw:textarea-vertical-align="middle" draw:auto-grow-height="false" fo:min-height="0.453cm" fo:min-width="1.45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middle" fo:min-height="0.49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000000" draw:marker-end="Arrowheads_20_1" draw:marker-end-width="0.199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marker-end="" draw:marker-end-width="0.199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3465a4" draw:fill-color="#729fcf" draw:textarea-horizontal-align="justify" draw:textarea-vertical-align="middle" draw:auto-grow-height="false" fo:min-height="0.453cm" fo:min-width="1.45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ea7500" draw:fill-color="#ff972f" draw:textarea-horizontal-align="justify" draw:textarea-vertical-align="middle" draw:auto-grow-height="false" fo:min-height="0.25cm" fo:min-width="0.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color="#ea7500" draw:fill-color="#ff972f" draw:textarea-horizontal-align="justify" draw:textarea-vertical-align="middle" draw:auto-grow-height="false" fo:min-height="0.25cm" fo:min-width="0.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svg:stroke-color="#f10d0c" draw:fill-color="#ff6d6d" draw:textarea-horizontal-align="justify" draw:textarea-vertical-align="middle" draw:auto-grow-height="false" fo:min-height="0.453cm" fo:min-width="1.45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svg:stroke-color="#069a2e" draw:fill-color="#77bc65" draw:textarea-horizontal-align="justify" draw:textarea-vertical-align="middle" draw:auto-grow-height="false" fo:min-height="0.453cm" fo:min-width="1.45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ea7500" draw:fill-color="#ff972f" draw:textarea-horizontal-align="justify" draw:textarea-vertical-align="middle" draw:auto-grow-height="false" fo:min-height="0.25cm" fo:min-width="0.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color="#780373" draw:fill-color="#bf819e" draw:textarea-horizontal-align="justify" draw:textarea-vertical-align="middle" draw:auto-grow-height="false" fo:min-height="0.453cm" fo:min-width="1.45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svg:stroke-color="#ea7500" draw:fill-color="#ff972f" draw:textarea-horizontal-align="justify" draw:textarea-vertical-align="middle" draw:auto-grow-height="false" fo:min-height="0.25cm" fo:min-width="0.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vg:stroke-color="#ea7500" draw:fill-color="#ff972f" draw:textarea-horizontal-align="justify" draw:textarea-vertical-align="middle" draw:auto-grow-height="false" fo:min-height="0.25cm" fo:min-width="0.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svg:stroke-color="#ea7500" draw:fill-color="#ff972f" draw:textarea-horizontal-align="justify" draw:textarea-vertical-align="middle" draw:auto-grow-height="false" fo:min-height="0.25cm" fo:min-width="0.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svg:stroke-color="#e6e905" draw:fill-color="#ffff6d" draw:textarea-horizontal-align="justify" draw:textarea-vertical-align="middle" draw:auto-grow-height="false" fo:min-height="0.453cm" fo:min-width="1.45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svg:stroke-color="#ea7500" draw:fill-color="#ff972f" draw:textarea-horizontal-align="justify" draw:textarea-vertical-align="middle" draw:auto-grow-height="false" fo:min-height="0.252cm" fo:min-width="0.25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svg:stroke-color="#069a2e" draw:fill-color="#77bc65" draw:textarea-horizontal-align="justify" draw:textarea-vertical-align="middle" draw:auto-grow-height="false" fo:min-height="0.453cm" fo:min-width="1.45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svg:stroke-color="#ea7500" draw:fill-color="#ff972f" draw:textarea-horizontal-align="justify" draw:textarea-vertical-align="middle" draw:auto-grow-height="false" fo:min-height="0.25cm" fo:min-width="0.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svg:stroke-color="#ea7500" draw:fill-color="#ff972f" draw:textarea-horizontal-align="justify" draw:textarea-vertical-align="middle" draw:auto-grow-height="false" fo:min-height="0.25cm" fo:min-width="0.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svg:stroke-color="#ea7500" draw:fill-color="#ff972f" draw:textarea-horizontal-align="justify" draw:textarea-vertical-align="middle" draw:auto-grow-height="false" fo:min-height="0.25cm" fo:min-width="0.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svg:stroke-color="#ea7500" draw:fill-color="#ff972f" draw:textarea-horizontal-align="justify" draw:textarea-vertical-align="middle" draw:auto-grow-height="false" fo:min-height="0.25cm" fo:min-width="0.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svg:stroke-color="#ea7500" draw:fill-color="#ff972f" draw:textarea-horizontal-align="justify" draw:textarea-vertical-align="middle" draw:auto-grow-height="false" fo:min-height="0.25cm" fo:min-width="0.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svg:stroke-color="#f10d0c" draw:fill-color="#ff6d6d" draw:textarea-horizontal-align="justify" draw:textarea-vertical-align="middle" draw:auto-grow-height="false" fo:min-height="0.453cm" fo:min-width="1.45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23" draw:text-style-name="P22" svg:width="1.502cm" svg:height="0.5cm" svg:x="1.998cm" svg:y="0.249cm"><text:p text:style-name="P5"><text:span text:style-name="T2">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2" draw:style-name="gr9" draw:text-style-name="P21" svg:width="1.5cm" svg:height="0.5cm" svg:x="4.249cm" svg:y="0.249cm"><text:p text:style-name="P5"><text:span text:style-name="T2">Spellb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 3" draw:style-name="gr15" draw:text-style-name="P20" svg:width="1.5cm" svg:height="0.5cm" svg:x="6.5cm" svg:y="0.249cm"><text:p text:style-name="P5"><text:span text:style-name="T2">Promp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 4" draw:style-name="gr5" draw:text-style-name="P19" svg:width="1.5cm" svg:height="0.5cm" svg:x="8.5cm" svg:y="0.249cm"><text:p text:style-name="P5"><text:span text:style-name="T2">Viewpor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5" draw:style-name="gr11" draw:text-style-name="P18" svg:width="1.5cm" svg:height="0.5cm" svg:x="10.5cm" svg:y="0.249cm"><text:p text:style-name="P5"><text:span text:style-name="T2">Us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Horizontal line 1" draw:style-name="gr3" draw:text-style-name="P5" svg:x1="13cm" svg:y1="0.748cm" svg:x2="14.501cm" svg:y2="0.748cm"><text:p/></draw:line><draw:frame text:anchor-type="paragraph" draw:z-index="6" draw:name="Text Frame 1" draw:style-name="gr2" draw:text-style-name="P17" svg:width="1.502cm" svg:height="0.5cm" svg:x="13cm" svg:y="0.249cm"><draw:text-box><text:p text:style-name="P16"><text:span text:style-name="T2">Message</text:span></text:p></draw:text-box></draw:frame><draw:custom-shape text:anchor-type="paragraph" draw:z-index="7" draw:name="Shape 7" draw:style-name="gr22" draw:text-style-name="P8" svg:width="0.502cm" svg:height="0.502cm" svg:x="15.251cm" svg:y="0.249cm"><text:p text:style-name="P7"><text:span text:style-name="T2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8" draw:name="Shape 8" draw:style-name="gr21" draw:text-style-name="P8" svg:width="0.502cm" svg:height="0.502cm" svg:x="16.249cm" svg:y="0.249cm"><text:p text:style-name="P7"><text:span text:style-name="T2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" draw:name="Shape 9" draw:style-name="gr11" draw:text-style-name="P13" svg:width="1.5cm" svg:height="0.5cm" svg:x="0.249cm" svg:y="1.998cm"><text:p text:style-name="P1"><text:span text:style-name="T1">Text Enter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10" draw:style-name="gr15" draw:text-style-name="P2" svg:width="1.5cm" svg:height="0.5cm" svg:x="2.499cm" svg:y="2cm"><text:p text:style-name="P1"><text:span text:style-name="T1">Waiting for code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 6" draw:style-name="gr20" draw:text-style-name="P8" svg:width="0.502cm" svg:height="0.502cm" svg:x="4.5cm" svg:y="1.998cm"><text:p text:style-name="P7"><text:span text:style-name="T2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2" draw:name="Shape 11" draw:style-name="gr9" draw:text-style-name="P12" svg:width="1.5cm" svg:height="0.5cm" svg:x="6.5cm" svg:y="2cm"><text:p text:style-name="P1"><text:span text:style-name="T1">Is Code Valid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 12" draw:style-name="gr19" draw:text-style-name="P8" svg:width="0.502cm" svg:height="0.502cm" svg:x="8.498cm" svg:y="1.998cm"><text:p text:style-name="P7"><text:span text:style-name="T2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4" draw:name="Shape 13" draw:style-name="gr8" draw:text-style-name="P11" svg:width="1.5cm" svg:height="0.5cm" svg:x="10.5cm" svg:y="1.998cm"><text:p text:style-name="P1"><text:span text:style-name="T1">Is spell available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 17" draw:style-name="gr16" draw:text-style-name="P15" svg:width="0.503cm" svg:height="0.503cm" svg:x="10.998cm" svg:y="6.249cm"><text:p text:style-name="P14"><text:span text:style-name="T2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6" draw:name="Shape 20" draw:style-name="gr8" draw:text-style-name="P11" svg:width="1.5cm" svg:height="0.5cm" svg:x="10.5cm" svg:y="4.75cm"><text:p text:style-name="P1"><text:span text:style-name="T1">Answer correct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 21" draw:style-name="gr1" draw:text-style-name="P2" svg:width="1.502cm" svg:height="0.5cm" svg:x="15.251cm" svg:y="4.75cm"><text:p text:style-name="P1"><text:span text:style-name="T1">Request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 22" draw:style-name="gr5" draw:text-style-name="P6" svg:width="1.5cm" svg:height="0.5cm" svg:x="15.251cm" svg:y="6.001cm"><text:p text:style-name="P1"><text:span text:style-name="T1">Request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 23" draw:style-name="gr1" draw:text-style-name="P2" svg:width="1.502cm" svg:height="0.5cm" svg:x="15.251cm" svg:y="7.5cm"><text:p text:style-name="P1"><text:span text:style-name="T1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0" draw:name="Horizontal line 2" draw:style-name="gr3" draw:text-style-name="P5" svg:x1="1.748cm" svg:y1="2.249cm" svg:x2="2.499cm" svg:y2="2.249cm"><text:p/></draw:line><draw:line text:anchor-type="paragraph" draw:z-index="21" draw:name="Horizontal line 3" draw:style-name="gr4" draw:text-style-name="P5" svg:x1="3.249cm" svg:y1="2.499cm" svg:x2="3.249cm" svg:y2="3.499cm"><text:p/></draw:line><draw:line text:anchor-type="paragraph" draw:z-index="22" draw:name="Horizontal line 4" draw:style-name="gr3" draw:text-style-name="P5" svg:x1="4.999cm" svg:y1="2.249cm" svg:x2="6.5cm" svg:y2="2.249cm"><text:p/></draw:line><draw:frame text:anchor-type="paragraph" draw:z-index="23" draw:name="Text Frame 2" draw:style-name="gr2" draw:text-style-name="P10" svg:width="1.502cm" svg:height="0.5cm" svg:x="4.999cm" svg:y="1.75cm"><draw:text-box><text:p text:style-name="P9"><text:span text:style-name="T1">c_ReturnCode</text:span></text:p></draw:text-box></draw:frame><draw:line text:anchor-type="paragraph" draw:z-index="24" draw:name="Horizontal line 5" draw:style-name="gr4" draw:text-style-name="P5" svg:x1="7.999cm" svg:y1="2.249cm" svg:x2="8.5cm" svg:y2="2.249cm"><text:p/></draw:line><draw:line text:anchor-type="paragraph" draw:z-index="25" draw:name="Horizontal line 6" draw:style-name="gr3" draw:text-style-name="P5" svg:x1="8.999cm" svg:y1="2.249cm" svg:x2="10.5cm" svg:y2="2.249cm"><text:p/></draw:line><draw:frame text:anchor-type="paragraph" draw:z-index="26" draw:name="Text Frame 3" draw:style-name="gr2" draw:text-style-name="P10" svg:width="1.502cm" svg:height="0.5cm" svg:x="8.999cm" svg:y="1.75cm"><draw:text-box><text:p text:style-name="P9"><text:span text:style-name="T1">c_ActivateSpell</text:span></text:p></draw:text-box></draw:frame><draw:custom-shape text:anchor-type="paragraph" draw:z-index="27" draw:name="Shape 24" draw:style-name="gr18" draw:text-style-name="P8" svg:width="0.502cm" svg:height="0.502cm" svg:x="12.501cm" svg:y="1.998cm"><text:p text:style-name="P7"><text:span text:style-name="T2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8" draw:name="Horizontal line 8" draw:style-name="gr3" draw:text-style-name="P5" svg:x1="13cm" svg:y1="2.249cm" svg:x2="15.251cm" svg:y2="2.249cm"><text:p/></draw:line><draw:line text:anchor-type="paragraph" draw:z-index="29" draw:name="Horizontal line 9" draw:style-name="gr4" draw:text-style-name="P5" svg:x1="13.25cm" svg:y1="2.249cm" svg:x2="13.25cm" svg:y2="3.5cm"><text:p/></draw:line><draw:frame text:anchor-type="paragraph" draw:z-index="30" draw:name="Text Frame 4" draw:style-name="gr2" draw:text-style-name="P4" svg:width="1.752cm" svg:height="0.5cm" svg:x="13.499cm" svg:y="1.75cm"><draw:text-box><text:p text:style-name="P3"><text:span text:style-name="T1">c_SetCurrentSpell</text:span></text:p></draw:text-box></draw:frame><draw:line text:anchor-type="paragraph" draw:z-index="31" draw:name="Horizontal line 10" draw:style-name="gr3" draw:text-style-name="P5" svg:x1="13.25cm" svg:y1="3.5cm" svg:x2="15.25cm" svg:y2="3.5cm"><text:p/></draw:line><draw:frame text:anchor-type="paragraph" draw:z-index="32" draw:name="Text Frame 5" draw:style-name="gr2" draw:text-style-name="P4" svg:width="1.752cm" svg:height="0.5cm" svg:x="13.499cm" svg:y="2.999cm"><draw:text-box><text:p text:style-name="P3"><text:span text:style-name="T1">c_RequestAnswer</text:span></text:p></draw:text-box></draw:frame><draw:custom-shape text:anchor-type="paragraph" draw:z-index="33" draw:name="Shape 25" draw:style-name="gr17" draw:text-style-name="P12" svg:width="1.502cm" svg:height="0.5cm" svg:x="15.251cm" svg:y="2cm"><text:p text:style-name="P1"><text:span text:style-name="T1">Set Current 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Shape 26" draw:style-name="gr1" draw:text-style-name="P2" svg:width="1.502cm" svg:height="0.5cm" svg:x="15.251cm" svg:y="3.249cm"><text:p text:style-name="P1"><text:span text:style-name="T1">Request Answ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name="Shape 15" draw:style-name="gr16" draw:text-style-name="P15" svg:width="0.503cm" svg:height="0.503cm" svg:x="2.997cm" svg:y="3.496cm"><text:p text:style-name="P14"><text:span text:style-name="T2">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6" draw:name="Horizontal line 7" draw:style-name="gr4" draw:text-style-name="P5" svg:x1="12cm" svg:y1="2.249cm" svg:x2="12.501cm" svg:y2="2.249cm"><text:p/></draw:line><draw:line text:anchor-type="paragraph" draw:z-index="37" draw:name="Horizontal line 11" draw:style-name="gr4" draw:text-style-name="P5" svg:x1="3.999cm" svg:y1="2.249cm" svg:x2="4.5cm" svg:y2="2.249cm"><text:p/></draw:line><draw:line text:anchor-type="paragraph" draw:z-index="38" draw:name="Horizontal line 12" draw:style-name="gr3" draw:text-style-name="P5" svg:x1="3.247cm" svg:y1="3.999cm" svg:x2="3.249cm" svg:y2="4.75cm"><text:p/></draw:line><draw:custom-shape text:anchor-type="paragraph" draw:z-index="39" draw:name="Shape 16" draw:style-name="gr15" draw:text-style-name="P2" svg:width="1.5cm" svg:height="0.5cm" svg:x="2.499cm" svg:y="4.75cm"><text:p text:style-name="P1"><text:span text:style-name="T1">Waiting for Answer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name="Shape 27" draw:style-name="gr14" draw:text-style-name="P8" svg:width="0.502cm" svg:height="0.502cm" svg:x="4.5cm" svg:y="4.748cm"><text:p text:style-name="P7"><text:span text:style-name="T2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1" draw:name="Horizontal line 13" draw:style-name="gr3" draw:text-style-name="P5" svg:x1="4.999cm" svg:y1="4.999cm" svg:x2="6.5cm" svg:y2="4.999cm"><text:p/></draw:line><draw:frame text:anchor-type="paragraph" draw:z-index="42" draw:name="Text Frame 6" draw:style-name="gr2" draw:text-style-name="P10" svg:width="1.502cm" svg:height="0.5cm" svg:x="4.999cm" svg:y="4.5cm"><draw:text-box><text:p text:style-name="P9"><text:span text:style-name="T1">c_ReturnAnswer</text:span></text:p></draw:text-box></draw:frame><draw:line text:anchor-type="paragraph" draw:z-index="43" draw:name="Horizontal line 14" draw:style-name="gr4" draw:text-style-name="P5" svg:x1="3.999cm" svg:y1="4.999cm" svg:x2="4.5cm" svg:y2="4.999cm"><text:p/></draw:line><draw:custom-shape text:anchor-type="paragraph" draw:z-index="44" draw:name="Shape 18" draw:style-name="gr9" draw:text-style-name="P12" svg:width="1.5cm" svg:height="0.5cm" svg:x="6.5cm" svg:y="4.75cm"><text:p text:style-name="P1"><text:span text:style-name="T1">Current spell select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5" draw:name="Shape 28" draw:style-name="gr13" draw:text-style-name="P8" svg:width="0.502cm" svg:height="0.502cm" svg:x="8.498cm" svg:y="4.748cm"><text:p text:style-name="P7"><text:span text:style-name="T2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6" draw:name="Horizontal line 15" draw:style-name="gr4" draw:text-style-name="P5" svg:x1="7.999cm" svg:y1="4.999cm" svg:x2="8.5cm" svg:y2="4.999cm"><text:p/></draw:line><draw:line text:anchor-type="paragraph" draw:z-index="47" draw:name="Horizontal line 16" draw:style-name="gr3" draw:text-style-name="P5" svg:x1="8.999cm" svg:y1="4.999cm" svg:x2="10.5cm" svg:y2="4.999cm"><text:p/></draw:line><draw:frame text:anchor-type="paragraph" draw:z-index="48" draw:name="Text Frame 7" draw:style-name="gr2" draw:text-style-name="P10" svg:width="1.502cm" svg:height="0.5cm" svg:x="8.999cm" svg:y="4.5cm"><draw:text-box><text:p text:style-name="P9"><text:span text:style-name="T1">c_ReturnAnswer</text:span></text:p></draw:text-box></draw:frame><draw:custom-shape text:anchor-type="paragraph" draw:z-index="49" draw:name="Shape 19" draw:style-name="gr12" draw:text-style-name="P8" svg:width="0.502cm" svg:height="0.502cm" svg:x="12.501cm" svg:y="4.748cm"><text:p text:style-name="P7"><text:span text:style-name="T2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50" draw:name="Horizontal line 17" draw:style-name="gr3" draw:text-style-name="P5" svg:x1="13cm" svg:y1="4.999cm" svg:x2="15.251cm" svg:y2="4.999cm"><text:p/></draw:line><draw:line text:anchor-type="paragraph" draw:z-index="51" draw:name="Horizontal line 18" draw:style-name="gr4" draw:text-style-name="P5" svg:x1="13.25cm" svg:y1="4.999cm" svg:x2="13.25cm" svg:y2="6.25cm"><text:p/></draw:line><draw:frame text:anchor-type="paragraph" draw:z-index="52" draw:name="Text Frame 8" draw:style-name="gr2" draw:text-style-name="P4" svg:width="1.752cm" svg:height="0.5cm" svg:x="13.499cm" svg:y="4.5cm"><draw:text-box><text:p text:style-name="P3"><text:span text:style-name="T1">c_RequestClick</text:span></text:p></draw:text-box></draw:frame><draw:line text:anchor-type="paragraph" draw:z-index="53" draw:name="Horizontal line 19" draw:style-name="gr3" draw:text-style-name="P5" svg:x1="13.25cm" svg:y1="6.249cm" svg:x2="15.25cm" svg:y2="6.249cm"><text:p/></draw:line><draw:frame text:anchor-type="paragraph" draw:z-index="54" draw:name="Text Frame 9" draw:style-name="gr2" draw:text-style-name="P4" svg:width="1.752cm" svg:height="0.5cm" svg:x="13.499cm" svg:y="5.749cm"><draw:text-box><text:p text:style-name="P3"><text:span text:style-name="T1">c_RequestClick</text:span></text:p></draw:text-box></draw:frame><draw:line text:anchor-type="paragraph" draw:z-index="55" draw:name="Horizontal line 20" draw:style-name="gr4" draw:text-style-name="P5" svg:x1="12cm" svg:y1="4.999cm" svg:x2="12.501cm" svg:y2="4.999cm"><text:p/></draw:line><draw:line text:anchor-type="paragraph" draw:z-index="56" draw:name="Horizontal line 21" draw:style-name="gr4" draw:text-style-name="P5" svg:x1="11.25cm" svg:y1="5.249cm" svg:x2="11.25cm" svg:y2="6.249cm"><text:p/></draw:line><draw:line text:anchor-type="paragraph" draw:z-index="57" draw:name="Horizontal line 22" draw:style-name="gr4" draw:text-style-name="P5" svg:x1="11.25cm" svg:y1="6.752cm" svg:x2="11.25cm" svg:y2="7.75cm"><text:p/></draw:line><draw:line text:anchor-type="paragraph" draw:z-index="58" draw:name="Horizontal line 23" draw:style-name="gr3" draw:text-style-name="P5" svg:x1="11.25cm" svg:y1="7.751cm" svg:x2="15.251cm" svg:y2="7.751cm"><text:p/></draw:line><draw:frame text:anchor-type="paragraph" draw:z-index="59" draw:name="Text Frame 10" draw:style-name="gr2" draw:text-style-name="P4" svg:width="1.752cm" svg:height="0.5cm" svg:x="13.499cm" svg:y="7.25cm"><draw:text-box><text:p text:style-name="P3"><text:span text:style-name="T1">c_RequestCode</text:span></text:p></draw:text-box></draw:frame><draw:custom-shape text:anchor-type="paragraph" draw:z-index="60" draw:name="Shape 14" draw:style-name="gr11" draw:text-style-name="P13" svg:width="1.5cm" svg:height="0.5cm" svg:x="0.249cm" svg:y="9.25cm"><text:p text:style-name="P1"><text:span text:style-name="T1">Text Enter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1" draw:name="Shape 30" draw:style-name="gr10" draw:text-style-name="P8" svg:width="0.502cm" svg:height="0.502cm" svg:x="4.5cm" svg:y="9.248cm"><text:p text:style-name="P7"><text:span text:style-name="T2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2" draw:name="Horizontal line 24" draw:style-name="gr3" draw:text-style-name="P5" svg:x1="1.748cm" svg:y1="9.499cm" svg:x2="2.499cm" svg:y2="9.499cm"><text:p/></draw:line><draw:line text:anchor-type="paragraph" draw:z-index="63" draw:name="Horizontal line 25" draw:style-name="gr3" draw:text-style-name="P5" svg:x1="4.999cm" svg:y1="9.499cm" svg:x2="6.5cm" svg:y2="9.499cm"><text:p/></draw:line><draw:frame text:anchor-type="paragraph" draw:z-index="64" draw:name="Text Frame 11" draw:style-name="gr2" draw:text-style-name="P10" svg:width="1.502cm" svg:height="0.5cm" svg:x="4.999cm" svg:y="8.999cm"><draw:text-box><text:p text:style-name="P9"><text:span text:style-name="T1">c_ReturnClick</text:span></text:p></draw:text-box></draw:frame><draw:line text:anchor-type="paragraph" draw:z-index="65" draw:name="Horizontal line 26" draw:style-name="gr4" draw:text-style-name="P5" svg:x1="3.999cm" svg:y1="9.499cm" svg:x2="4.5cm" svg:y2="9.499cm"><text:p/></draw:line><draw:custom-shape text:anchor-type="paragraph" draw:z-index="66" draw:name="Shape 29" draw:style-name="gr5" draw:text-style-name="P6" svg:width="1.5cm" svg:height="0.5cm" svg:x="2.499cm" svg:y="9.25cm"><text:p text:style-name="P1"><text:span text:style-name="T1">Waiting for Click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7" draw:name="Shape 31" draw:style-name="gr9" draw:text-style-name="P12" svg:width="1.5cm" svg:height="0.5cm" svg:x="6.5cm" svg:y="9.25cm"><text:p text:style-name="P1"><text:span text:style-name="T1">Current spell selected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8" draw:name="Shape 32" draw:style-name="gr8" draw:text-style-name="P11" svg:width="1.5cm" svg:height="0.5cm" svg:x="10.5cm" svg:y="9.25cm"><text:p text:style-name="P1"><text:span text:style-name="T1">Waiting for click?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9" draw:name="Shape 33" draw:style-name="gr7" draw:text-style-name="P8" svg:width="0.502cm" svg:height="0.502cm" svg:x="8.498cm" svg:y="9.248cm"><text:p text:style-name="P7"><text:span text:style-name="T2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0" draw:name="Horizontal line 27" draw:style-name="gr4" draw:text-style-name="P5" svg:x1="7.999cm" svg:y1="9.499cm" svg:x2="8.5cm" svg:y2="9.499cm"><text:p/></draw:line><draw:line text:anchor-type="paragraph" draw:z-index="71" draw:name="Horizontal line 28" draw:style-name="gr3" draw:text-style-name="P5" svg:x1="8.999cm" svg:y1="9.499cm" svg:x2="10.5cm" svg:y2="9.499cm"><text:p/></draw:line><draw:frame text:anchor-type="paragraph" draw:z-index="72" draw:name="Text Frame 12" draw:style-name="gr2" draw:text-style-name="P10" svg:width="1.502cm" svg:height="0.5cm" svg:x="8.999cm" svg:y="8.999cm"><draw:text-box><text:p text:style-name="P9"><text:span text:style-name="T1">c_ReturnClick</text:span></text:p></draw:text-box></draw:frame><draw:custom-shape text:anchor-type="paragraph" draw:z-index="73" draw:name="Shape 36" draw:style-name="gr6" draw:text-style-name="P8" svg:width="0.502cm" svg:height="0.502cm" svg:x="12.499cm" svg:y="9.248cm"><text:p text:style-name="P7"><text:span text:style-name="T2">Y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4" draw:name="Horizontal line 29" draw:style-name="gr3" draw:text-style-name="P5" svg:x1="12.998cm" svg:y1="9.499cm" svg:x2="15.249cm" svg:y2="9.499cm"><text:p/></draw:line><draw:frame text:anchor-type="paragraph" draw:z-index="75" draw:name="Text Frame 13" draw:style-name="gr2" draw:text-style-name="P4" svg:width="1.752cm" svg:height="0.5cm" svg:x="13.497cm" svg:y="8.999cm"><draw:text-box><text:p text:style-name="P3"><text:span text:style-name="T1">c_ReturnClick</text:span></text:p></draw:text-box></draw:frame><draw:line text:anchor-type="paragraph" draw:z-index="76" draw:name="Horizontal line 32" draw:style-name="gr4" draw:text-style-name="P5" svg:x1="11.998cm" svg:y1="9.499cm" svg:x2="12.499cm" svg:y2="9.499cm"><text:p/></draw:line><draw:custom-shape text:anchor-type="paragraph" draw:z-index="77" draw:name="Shape 34" draw:style-name="gr5" draw:text-style-name="P6" svg:width="1.5cm" svg:height="0.5cm" svg:x="15.251cm" svg:y="9.25cm"><text:p text:style-name="P1"><text:span text:style-name="T1">Perform Spe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8" draw:name="Horizontal line 30" draw:style-name="gr4" draw:text-style-name="P5" svg:x1="13.25cm" svg:y1="9.499cm" svg:x2="13.25cm" svg:y2="10.75cm"><text:p/></draw:line><draw:line text:anchor-type="paragraph" draw:z-index="79" draw:name="Horizontal line 31" draw:style-name="gr3" draw:text-style-name="P5" svg:x1="13.25cm" svg:y1="10.749cm" svg:x2="15.25cm" svg:y2="10.749cm"><text:p/></draw:line><draw:frame text:anchor-type="paragraph" draw:z-index="80" draw:name="Text Frame 14" draw:style-name="gr2" draw:text-style-name="P4" svg:width="1.752cm" svg:height="0.5cm" svg:x="13.499cm" svg:y="10.248cm"><draw:text-box><text:p text:style-name="P3"><text:span text:style-name="T1">c_RequestCode</text:span></text:p></draw:text-box></draw:frame><draw:custom-shape text:anchor-type="paragraph" draw:z-index="81" draw:name="Shape 35" draw:style-name="gr1" draw:text-style-name="P2" svg:width="1.502cm" svg:height="0.5cm" svg:x="15.251cm" svg:y="10.499cm"><text:p text:style-name="P1"><text:span text:style-name="T1">Request Cod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2T13:12:36.922000000</meta:creation-date>
    <dc:date>2024-08-22T13:57:27.418000000</dc:date>
    <meta:editing-duration>PT44M5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6.1.2$Windows_X86_64 LibreOffice_project/f5defcebd022c5bc36bbb79be232cb6926d8f674</meta:generator>
  </office:meta>
</office:document-meta>
</file>